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burn_prob_quanti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burned_perc.0%</text:p>
          </table:table-cell>
          <table:table-cell office:value-type="string" calcext:value-type="string">
            <text:p>burned_perc.5%</text:p>
          </table:table-cell>
          <table:table-cell office:value-type="string" calcext:value-type="string">
            <text:p>burned_perc.10%</text:p>
          </table:table-cell>
          <table:table-cell office:value-type="string" calcext:value-type="string">
            <text:p>burned_perc.15%</text:p>
          </table:table-cell>
          <table:table-cell office:value-type="string" calcext:value-type="string">
            <text:p>burned_perc.20%</text:p>
          </table:table-cell>
          <table:table-cell office:value-type="string" calcext:value-type="string">
            <text:p>burned_perc.25%</text:p>
          </table:table-cell>
          <table:table-cell office:value-type="string" calcext:value-type="string">
            <text:p>burned_perc.30%</text:p>
          </table:table-cell>
          <table:table-cell office:value-type="string" calcext:value-type="string">
            <text:p>burned_perc.35%</text:p>
          </table:table-cell>
          <table:table-cell office:value-type="string" calcext:value-type="string">
            <text:p>burned_perc.40%</text:p>
          </table:table-cell>
          <table:table-cell office:value-type="string" calcext:value-type="string">
            <text:p>burned_perc.45%</text:p>
          </table:table-cell>
          <table:table-cell office:value-type="string" calcext:value-type="string">
            <text:p>burned_perc.50%</text:p>
          </table:table-cell>
          <table:table-cell office:value-type="string" calcext:value-type="string">
            <text:p>burned_perc.55%</text:p>
          </table:table-cell>
          <table:table-cell office:value-type="string" calcext:value-type="string">
            <text:p>burned_perc.60%</text:p>
          </table:table-cell>
          <table:table-cell office:value-type="string" calcext:value-type="string">
            <text:p>burned_perc.65%</text:p>
          </table:table-cell>
          <table:table-cell office:value-type="string" calcext:value-type="string">
            <text:p>burned_perc.70%</text:p>
          </table:table-cell>
          <table:table-cell office:value-type="string" calcext:value-type="string">
            <text:p>burned_perc.75%</text:p>
          </table:table-cell>
          <table:table-cell office:value-type="string" calcext:value-type="string">
            <text:p>burned_perc.80%</text:p>
          </table:table-cell>
          <table:table-cell office:value-type="string" calcext:value-type="string">
            <text:p>burned_perc.85%</text:p>
          </table:table-cell>
          <table:table-cell office:value-type="string" calcext:value-type="string">
            <text:p>burned_perc.90%</text:p>
          </table:table-cell>
          <table:table-cell office:value-type="string" calcext:value-type="string">
            <text:p>burned_perc.95%</text:p>
          </table:table-cell>
          <table:table-cell office:value-type="string" calcext:value-type="string">
            <text:p>burned_perc.100%</text:p>
          </table:table-cell>
        </table:table-row>
        <table:table-row table:style-name="ro1">
          <table:table-cell office:value-type="string" calcext:value-type="string">
            <text:p>Moderno</text:p>
          </table:table-cell>
          <table:table-cell office:value-type="string" calcext:value-type="string">
            <text:p>1999-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1603527" calcext:value-type="float">
            <text:p>0.00001603527</text:p>
          </table:table-cell>
          <table:table-cell office:value-type="float" office:value="0.00009621163" calcext:value-type="float">
            <text:p>0.00009621163</text:p>
          </table:table-cell>
          <table:table-cell office:value-type="float" office:value="0.0003688113" calcext:value-type="float">
            <text:p>0.0003688113</text:p>
          </table:table-cell>
          <table:table-cell office:value-type="float" office:value="0.0007536578" calcext:value-type="float">
            <text:p>0.0007536578</text:p>
          </table:table-cell>
          <table:table-cell office:value-type="float" office:value="0.001395069" calcext:value-type="float">
            <text:p>0.001395069</text:p>
          </table:table-cell>
          <table:table-cell office:value-type="float" office:value="0.002693926" calcext:value-type="float">
            <text:p>0.002693926</text:p>
          </table:table-cell>
          <table:table-cell office:value-type="float" office:value="0.004722388" calcext:value-type="float">
            <text:p>0.004722388</text:p>
          </table:table-cell>
          <table:table-cell office:value-type="float" office:value="0.00763279" calcext:value-type="float">
            <text:p>0.00763279</text:p>
          </table:table-cell>
          <table:table-cell office:value-type="float" office:value="0.01285708" calcext:value-type="float">
            <text:p>0.01285708</text:p>
          </table:table-cell>
          <table:table-cell office:value-type="float" office:value="0.01966486" calcext:value-type="float">
            <text:p>0.01966486</text:p>
          </table:table-cell>
          <table:table-cell office:value-type="float" office:value="0.02909761" calcext:value-type="float">
            <text:p>0.02909761</text:p>
          </table:table-cell>
          <table:table-cell office:value-type="float" office:value="0.04711564" calcext:value-type="float">
            <text:p>0.04711564</text:p>
          </table:table-cell>
          <table:table-cell office:value-type="float" office:value="0.0746025" calcext:value-type="float">
            <text:p>0.0746025</text:p>
          </table:table-cell>
          <table:table-cell office:value-type="float" office:value="0.1198709" calcext:value-type="float">
            <text:p>0.1198709</text:p>
          </table:table-cell>
          <table:table-cell office:value-type="float" office:value="0.2150715" calcext:value-type="float">
            <text:p>0.2150715</text:p>
          </table:table-cell>
          <table:table-cell office:value-type="float" office:value="0.4466008" calcext:value-type="float">
            <text:p>0.4466008</text:p>
          </table:table-cell>
          <table:table-cell office:value-type="float" office:value="8.081777" calcext:value-type="float">
            <text:p>8.081777</text:p>
          </table:table-cell>
        </table:table-row>
        <table:table-row table:style-name="ro1">
          <table:table-cell office:value-type="string" calcext:value-type="string">
            <text:p>SSP1-2.6</text:p>
          </table:table-cell>
          <table:table-cell office:value-type="string" calcext:value-type="string">
            <text:p>2040-2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1411104" calcext:value-type="float">
            <text:p>0.0001411104</text:p>
          </table:table-cell>
          <table:table-cell office:value-type="float" office:value="0.0003848465" calcext:value-type="float">
            <text:p>0.0003848465</text:p>
          </table:table-cell>
          <table:table-cell office:value-type="float" office:value="0.001133694" calcext:value-type="float">
            <text:p>0.001133694</text:p>
          </table:table-cell>
          <table:table-cell office:value-type="float" office:value="0.002137502" calcext:value-type="float">
            <text:p>0.002137502</text:p>
          </table:table-cell>
          <table:table-cell office:value-type="float" office:value="0.003752254" calcext:value-type="float">
            <text:p>0.003752254</text:p>
          </table:table-cell>
          <table:table-cell office:value-type="float" office:value="0.006326717" calcext:value-type="float">
            <text:p>0.006326717</text:p>
          </table:table-cell>
          <table:table-cell office:value-type="float" office:value="0.01067147" calcext:value-type="float">
            <text:p>0.01067147</text:p>
          </table:table-cell>
          <table:table-cell office:value-type="float" office:value="0.01663419" calcext:value-type="float">
            <text:p>0.01663419</text:p>
          </table:table-cell>
          <table:table-cell office:value-type="float" office:value="0.02430947" calcext:value-type="float">
            <text:p>0.02430947</text:p>
          </table:table-cell>
          <table:table-cell office:value-type="float" office:value="0.03591019" calcext:value-type="float">
            <text:p>0.03591019</text:p>
          </table:table-cell>
          <table:table-cell office:value-type="float" office:value="0.05774302" calcext:value-type="float">
            <text:p>0.05774302</text:p>
          </table:table-cell>
          <table:table-cell office:value-type="float" office:value="0.08327919" calcext:value-type="float">
            <text:p>0.08327919</text:p>
          </table:table-cell>
          <table:table-cell office:value-type="float" office:value="0.1285227" calcext:value-type="float">
            <text:p>0.1285227</text:p>
          </table:table-cell>
          <table:table-cell office:value-type="float" office:value="0.2104501" calcext:value-type="float">
            <text:p>0.2104501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7501798" calcext:value-type="float">
            <text:p>0.7501798</text:p>
          </table:table-cell>
          <table:table-cell office:value-type="float" office:value="20.78575" calcext:value-type="float">
            <text:p>20.78575</text:p>
          </table:table-cell>
        </table:table-row>
        <table:table-row table:style-name="ro1">
          <table:table-cell office:value-type="string" calcext:value-type="string">
            <text:p>SSP2-4.5</text:p>
          </table:table-cell>
          <table:table-cell office:value-type="string" calcext:value-type="string">
            <text:p>2040-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04810582" calcext:value-type="float">
            <text:p>0.00004810582</text:p>
          </table:table-cell>
          <table:table-cell office:value-type="float" office:value="0.0002725996" calcext:value-type="float">
            <text:p>0.0002725996</text:p>
          </table:table-cell>
          <table:table-cell office:value-type="float" office:value="0.0007336137" calcext:value-type="float">
            <text:p>0.0007336137</text:p>
          </table:table-cell>
          <table:table-cell office:value-type="float" office:value="0.001706153" calcext:value-type="float">
            <text:p>0.001706153</text:p>
          </table:table-cell>
          <table:table-cell office:value-type="float" office:value="0.003057125" calcext:value-type="float">
            <text:p>0.003057125</text:p>
          </table:table-cell>
          <table:table-cell office:value-type="float" office:value="0.005156944" calcext:value-type="float">
            <text:p>0.005156944</text:p>
          </table:table-cell>
          <table:table-cell office:value-type="float" office:value="0.00794227" calcext:value-type="float">
            <text:p>0.00794227</text:p>
          </table:table-cell>
          <table:table-cell office:value-type="float" office:value="0.01330928" calcext:value-type="float">
            <text:p>0.01330928</text:p>
          </table:table-cell>
          <table:table-cell office:value-type="float" office:value="0.01980917" calcext:value-type="float">
            <text:p>0.01980917</text:p>
          </table:table-cell>
          <table:table-cell office:value-type="float" office:value="0.02915854" calcext:value-type="float">
            <text:p>0.02915854</text:p>
          </table:table-cell>
          <table:table-cell office:value-type="float" office:value="0.04384765" calcext:value-type="float">
            <text:p>0.04384765</text:p>
          </table:table-cell>
          <table:table-cell office:value-type="float" office:value="0.06729844" calcext:value-type="float">
            <text:p>0.06729844</text:p>
          </table:table-cell>
          <table:table-cell office:value-type="float" office:value="0.09359388" calcext:value-type="float">
            <text:p>0.09359388</text:p>
          </table:table-cell>
          <table:table-cell office:value-type="float" office:value="0.1433874" calcext:value-type="float">
            <text:p>0.1433874</text:p>
          </table:table-cell>
          <table:table-cell office:value-type="float" office:value="0.2283888" calcext:value-type="float">
            <text:p>0.2283888</text:p>
          </table:table-cell>
          <table:table-cell office:value-type="float" office:value="0.3817517" calcext:value-type="float">
            <text:p>0.3817517</text:p>
          </table:table-cell>
          <table:table-cell office:value-type="float" office:value="0.8641256" calcext:value-type="float">
            <text:p>0.8641256</text:p>
          </table:table-cell>
          <table:table-cell office:value-type="float" office:value="15.40069" calcext:value-type="float">
            <text:p>15.40069</text:p>
          </table:table-cell>
        </table:table-row>
        <table:table-row table:style-name="ro1">
          <table:table-cell office:value-type="string" calcext:value-type="string">
            <text:p>SSP3-7.0</text:p>
          </table:table-cell>
          <table:table-cell office:value-type="string" calcext:value-type="string">
            <text:p>2040-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1122469" calcext:value-type="float">
            <text:p>0.0001122469</text:p>
          </table:table-cell>
          <table:table-cell office:value-type="float" office:value="0.0005131287" calcext:value-type="float">
            <text:p>0.0005131287</text:p>
          </table:table-cell>
          <table:table-cell office:value-type="float" office:value="0.001246742" calcext:value-type="float">
            <text:p>0.001246742</text:p>
          </table:table-cell>
          <table:table-cell office:value-type="float" office:value="0.002352374" calcext:value-type="float">
            <text:p>0.002352374</text:p>
          </table:table-cell>
          <table:table-cell office:value-type="float" office:value="0.004452193" calcext:value-type="float">
            <text:p>0.004452193</text:p>
          </table:table-cell>
          <table:table-cell office:value-type="float" office:value="0.007652032" calcext:value-type="float">
            <text:p>0.007652032</text:p>
          </table:table-cell>
          <table:table-cell office:value-type="float" office:value="0.01261575" calcext:value-type="float">
            <text:p>0.01261575</text:p>
          </table:table-cell>
          <table:table-cell office:value-type="float" office:value="0.02026858" calcext:value-type="float">
            <text:p>0.02026858</text:p>
          </table:table-cell>
          <table:table-cell office:value-type="float" office:value="0.02861815" calcext:value-type="float">
            <text:p>0.02861815</text:p>
          </table:table-cell>
          <table:table-cell office:value-type="float" office:value="0.03948525" calcext:value-type="float">
            <text:p>0.03948525</text:p>
          </table:table-cell>
          <table:table-cell office:value-type="float" office:value="0.05666224" calcext:value-type="float">
            <text:p>0.05666224</text:p>
          </table:table-cell>
          <table:table-cell office:value-type="float" office:value="0.08833671" calcext:value-type="float">
            <text:p>0.08833671</text:p>
          </table:table-cell>
          <table:table-cell office:value-type="float" office:value="0.1406855" calcext:value-type="float">
            <text:p>0.1406855</text:p>
          </table:table-cell>
          <table:table-cell office:value-type="float" office:value="0.2094624" calcext:value-type="float">
            <text:p>0.2094624</text:p>
          </table:table-cell>
          <table:table-cell office:value-type="float" office:value="0.3370694" calcext:value-type="float">
            <text:p>0.3370694</text:p>
          </table:table-cell>
          <table:table-cell office:value-type="float" office:value="0.5667924" calcext:value-type="float">
            <text:p>0.5667924</text:p>
          </table:table-cell>
          <table:table-cell office:value-type="float" office:value="1.220095" calcext:value-type="float">
            <text:p>1.220095</text:p>
          </table:table-cell>
          <table:table-cell office:value-type="float" office:value="15.63949" calcext:value-type="float">
            <text:p>15.63949</text:p>
          </table:table-cell>
        </table:table-row>
        <table:table-row table:style-name="ro1">
          <table:table-cell office:value-type="string" calcext:value-type="string">
            <text:p>SSP5-8.5</text:p>
          </table:table-cell>
          <table:table-cell office:value-type="string" calcext:value-type="string">
            <text:p>2040-2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08017636" calcext:value-type="float">
            <text:p>0.00008017636</text:p>
          </table:table-cell>
          <table:table-cell office:value-type="float" office:value="0.0004169171" calcext:value-type="float">
            <text:p>0.0004169171</text:p>
          </table:table-cell>
          <table:table-cell office:value-type="float" office:value="0.0009781516" calcext:value-type="float">
            <text:p>0.0009781516</text:p>
          </table:table-cell>
          <table:table-cell office:value-type="float" office:value="0.002304269" calcext:value-type="float">
            <text:p>0.002304269</text:p>
          </table:table-cell>
          <table:table-cell office:value-type="float" office:value="0.004424933" calcext:value-type="float">
            <text:p>0.004424933</text:p>
          </table:table-cell>
          <table:table-cell office:value-type="float" office:value="0.007231908" calcext:value-type="float">
            <text:p>0.007231908</text:p>
          </table:table-cell>
          <table:table-cell office:value-type="float" office:value="0.01132251" calcext:value-type="float">
            <text:p>0.01132251</text:p>
          </table:table-cell>
          <table:table-cell office:value-type="float" office:value="0.01740629" calcext:value-type="float">
            <text:p>0.01740629</text:p>
          </table:table-cell>
          <table:table-cell office:value-type="float" office:value="0.02573501" calcext:value-type="float">
            <text:p>0.02573501</text:p>
          </table:table-cell>
          <table:table-cell office:value-type="float" office:value="0.03757706" calcext:value-type="float">
            <text:p>0.03757706</text:p>
          </table:table-cell>
          <table:table-cell office:value-type="float" office:value="0.05871315" calcext:value-type="float">
            <text:p>0.05871315</text:p>
          </table:table-cell>
          <table:table-cell office:value-type="float" office:value="0.08516494" calcext:value-type="float">
            <text:p>0.08516494</text:p>
          </table:table-cell>
          <table:table-cell office:value-type="float" office:value="0.1251112" calcext:value-type="float">
            <text:p>0.1251112</text:p>
          </table:table-cell>
          <table:table-cell office:value-type="float" office:value="0.1892258" calcext:value-type="float">
            <text:p>0.1892258</text:p>
          </table:table-cell>
          <table:table-cell office:value-type="float" office:value="0.2916768" calcext:value-type="float">
            <text:p>0.2916768</text:p>
          </table:table-cell>
          <table:table-cell office:value-type="float" office:value="0.4871772" calcext:value-type="float">
            <text:p>0.4871772</text:p>
          </table:table-cell>
          <table:table-cell office:value-type="float" office:value="1.093606" calcext:value-type="float">
            <text:p>1.093606</text:p>
          </table:table-cell>
          <table:table-cell office:value-type="float" office:value="19.62169" calcext:value-type="float">
            <text:p>19.62169</text:p>
          </table:table-cell>
        </table:table-row>
        <table:table-row table:style-name="ro1">
          <table:table-cell office:value-type="string" calcext:value-type="string">
            <text:p>SSP1-2.6</text:p>
          </table:table-cell>
          <table:table-cell office:value-type="string" calcext:value-type="string">
            <text:p>2090-2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03207054" calcext:value-type="float">
            <text:p>0.00003207054</text:p>
          </table:table-cell>
          <table:table-cell office:value-type="float" office:value="0.0002084585" calcext:value-type="float">
            <text:p>0.0002084585</text:p>
          </table:table-cell>
          <table:table-cell office:value-type="float" office:value="0.000620565" calcext:value-type="float">
            <text:p>0.000620565</text:p>
          </table:table-cell>
          <table:table-cell office:value-type="float" office:value="0.001325315" calcext:value-type="float">
            <text:p>0.001325315</text:p>
          </table:table-cell>
          <table:table-cell office:value-type="float" office:value="0.002565644" calcext:value-type="float">
            <text:p>0.002565644</text:p>
          </table:table-cell>
          <table:table-cell office:value-type="float" office:value="0.004250951" calcext:value-type="float">
            <text:p>0.004250951</text:p>
          </table:table-cell>
          <table:table-cell office:value-type="float" office:value="0.007175784" calcext:value-type="float">
            <text:p>0.007175784</text:p>
          </table:table-cell>
          <table:table-cell office:value-type="float" office:value="0.01135297" calcext:value-type="float">
            <text:p>0.01135297</text:p>
          </table:table-cell>
          <table:table-cell office:value-type="float" office:value="0.01824814" calcext:value-type="float">
            <text:p>0.01824814</text:p>
          </table:table-cell>
          <table:table-cell office:value-type="float" office:value="0.02938384" calcext:value-type="float">
            <text:p>0.02938384</text:p>
          </table:table-cell>
          <table:table-cell office:value-type="float" office:value="0.0410535" calcext:value-type="float">
            <text:p>0.0410535</text:p>
          </table:table-cell>
          <table:table-cell office:value-type="float" office:value="0.06395668" calcext:value-type="float">
            <text:p>0.06395668</text:p>
          </table:table-cell>
          <table:table-cell office:value-type="float" office:value="0.09547722" calcext:value-type="float">
            <text:p>0.09547722</text:p>
          </table:table-cell>
          <table:table-cell office:value-type="float" office:value="0.1627324" calcext:value-type="float">
            <text:p>0.1627324</text:p>
          </table:table-cell>
          <table:table-cell office:value-type="float" office:value="0.2814944" calcext:value-type="float">
            <text:p>0.2814944</text:p>
          </table:table-cell>
          <table:table-cell office:value-type="float" office:value="0.5831852" calcext:value-type="float">
            <text:p>0.5831852</text:p>
          </table:table-cell>
          <table:table-cell office:value-type="float" office:value="7.879396" calcext:value-type="float">
            <text:p>7.879396</text:p>
          </table:table-cell>
        </table:table-row>
        <table:table-row table:style-name="ro1">
          <table:table-cell office:value-type="string" calcext:value-type="string">
            <text:p>SSP2-4.5</text:p>
          </table:table-cell>
          <table:table-cell office:value-type="string" calcext:value-type="string">
            <text:p>2090-2099</text:p>
          </table:table-cell>
          <table:table-cell office:value-type="float" office:value="0" calcext:value-type="float">
            <text:p>0</text:p>
          </table:table-cell>
          <table:table-cell office:value-type="float" office:value="0.00001603527" calcext:value-type="float">
            <text:p>0.00001603527</text:p>
          </table:table-cell>
          <table:table-cell office:value-type="float" office:value="0.0001282822" calcext:value-type="float">
            <text:p>0.0001282822</text:p>
          </table:table-cell>
          <table:table-cell office:value-type="float" office:value="0.0007031467" calcext:value-type="float">
            <text:p>0.0007031467</text:p>
          </table:table-cell>
          <table:table-cell office:value-type="float" office:value="0.001940268" calcext:value-type="float">
            <text:p>0.001940268</text:p>
          </table:table-cell>
          <table:table-cell office:value-type="float" office:value="0.004566044" calcext:value-type="float">
            <text:p>0.004566044</text:p>
          </table:table-cell>
          <table:table-cell office:value-type="float" office:value="0.008638201" calcext:value-type="float">
            <text:p>0.008638201</text:p>
          </table:table-cell>
          <table:table-cell office:value-type="float" office:value="0.01513168" calcext:value-type="float">
            <text:p>0.01513168</text:p>
          </table:table-cell>
          <table:table-cell office:value-type="float" office:value="0.02426778" calcext:value-type="float">
            <text:p>0.02426778</text:p>
          </table:table-cell>
          <table:table-cell office:value-type="float" office:value="0.0391437" calcext:value-type="float">
            <text:p>0.0391437</text:p>
          </table:table-cell>
          <table:table-cell office:value-type="float" office:value="0.05710161" calcext:value-type="float">
            <text:p>0.05710161</text:p>
          </table:table-cell>
          <table:table-cell office:value-type="float" office:value="0.08251751" calcext:value-type="float">
            <text:p>0.08251751</text:p>
          </table:table-cell>
          <table:table-cell office:value-type="float" office:value="0.1183884" calcext:value-type="float">
            <text:p>0.1183884</text:p>
          </table:table-cell>
          <table:table-cell office:value-type="float" office:value="0.1614383" calcext:value-type="float">
            <text:p>0.1614383</text:p>
          </table:table-cell>
          <table:table-cell office:value-type="float" office:value="0.2228743" calcext:value-type="float">
            <text:p>0.2228743</text:p>
          </table:table-cell>
          <table:table-cell office:value-type="float" office:value="0.3011063" calcext:value-type="float">
            <text:p>0.3011063</text:p>
          </table:table-cell>
          <table:table-cell office:value-type="float" office:value="0.4237802" calcext:value-type="float">
            <text:p>0.4237802</text:p>
          </table:table-cell>
          <table:table-cell office:value-type="float" office:value="0.6529314" calcext:value-type="float">
            <text:p>0.6529314</text:p>
          </table:table-cell>
          <table:table-cell office:value-type="float" office:value="1.092475" calcext:value-type="float">
            <text:p>1.092475</text:p>
          </table:table-cell>
          <table:table-cell office:value-type="float" office:value="2.002907" calcext:value-type="float">
            <text:p>2.002907</text:p>
          </table:table-cell>
          <table:table-cell office:value-type="float" office:value="17.45415" calcext:value-type="float">
            <text:p>17.45415</text:p>
          </table:table-cell>
        </table:table-row>
        <table:table-row table:style-name="ro1">
          <table:table-cell office:value-type="string" calcext:value-type="string">
            <text:p>SSP3-7.0</text:p>
          </table:table-cell>
          <table:table-cell office:value-type="string" calcext:value-type="string">
            <text:p>2090-2099</text:p>
          </table:table-cell>
          <table:table-cell office:value-type="float" office:value="0" calcext:value-type="float">
            <text:p>0</text:p>
          </table:table-cell>
          <table:table-cell office:value-type="float" office:value="0.0005772698" calcext:value-type="float">
            <text:p>0.0005772698</text:p>
          </table:table-cell>
          <table:table-cell office:value-type="float" office:value="0.004339145" calcext:value-type="float">
            <text:p>0.004339145</text:p>
          </table:table-cell>
          <table:table-cell office:value-type="float" office:value="0.01372379" calcext:value-type="float">
            <text:p>0.01372379</text:p>
          </table:table-cell>
          <table:table-cell office:value-type="float" office:value="0.02858768" calcext:value-type="float">
            <text:p>0.02858768</text:p>
          </table:table-cell>
          <table:table-cell office:value-type="float" office:value="0.05183803" calcext:value-type="float">
            <text:p>0.05183803</text:p>
          </table:table-cell>
          <table:table-cell office:value-type="float" office:value="0.08680053" calcext:value-type="float">
            <text:p>0.08680053</text:p>
          </table:table-cell>
          <table:table-cell office:value-type="float" office:value="0.1364762" calcext:value-type="float">
            <text:p>0.1364762</text:p>
          </table:table-cell>
          <table:table-cell office:value-type="float" office:value="0.2062104" calcext:value-type="float">
            <text:p>0.2062104</text:p>
          </table:table-cell>
          <table:table-cell office:value-type="float" office:value="0.2928057" calcext:value-type="float">
            <text:p>0.2928057</text:p>
          </table:table-cell>
          <table:table-cell office:value-type="float" office:value="0.3886629" calcext:value-type="float">
            <text:p>0.3886629</text:p>
          </table:table-cell>
          <table:table-cell office:value-type="float" office:value="0.5400592" calcext:value-type="float">
            <text:p>0.5400592</text:p>
          </table:table-cell>
          <table:table-cell office:value-type="float" office:value="0.7483309" calcext:value-type="float">
            <text:p>0.7483309</text:p>
          </table:table-cell>
          <table:table-cell office:value-type="float" office:value="1.012906" calcext:value-type="float">
            <text:p>1.012906</text:p>
          </table:table-cell>
          <table:table-cell office:value-type="float" office:value="1.39786" calcext:value-type="float">
            <text:p>1.39786</text:p>
          </table:table-cell>
          <table:table-cell office:value-type="float" office:value="1.878248" calcext:value-type="float">
            <text:p>1.878248</text:p>
          </table:table-cell>
          <table:table-cell office:value-type="float" office:value="2.758461" calcext:value-type="float">
            <text:p>2.758461</text:p>
          </table:table-cell>
          <table:table-cell office:value-type="float" office:value="4.18337" calcext:value-type="float">
            <text:p>4.18337</text:p>
          </table:table-cell>
          <table:table-cell office:value-type="float" office:value="6.62979" calcext:value-type="float">
            <text:p>6.62979</text:p>
          </table:table-cell>
          <table:table-cell office:value-type="float" office:value="11.06543" calcext:value-type="float">
            <text:p>11.06543</text:p>
          </table:table-cell>
          <table:table-cell office:value-type="float" office:value="58.80705" calcext:value-type="float">
            <text:p>58.80705</text:p>
          </table:table-cell>
        </table:table-row>
        <table:table-row table:style-name="ro1">
          <table:table-cell office:value-type="string" calcext:value-type="string">
            <text:p>SSP5-8.5</text:p>
          </table:table-cell>
          <table:table-cell office:value-type="string" calcext:value-type="string">
            <text:p>2090-2099</text:p>
          </table:table-cell>
          <table:table-cell office:value-type="float" office:value="0" calcext:value-type="float">
            <text:p>0</text:p>
          </table:table-cell>
          <table:table-cell office:value-type="float" office:value="0.001872118" calcext:value-type="float">
            <text:p>0.001872118</text:p>
          </table:table-cell>
          <table:table-cell office:value-type="float" office:value="0.0100012" calcext:value-type="float">
            <text:p>0.0100012</text:p>
          </table:table-cell>
          <table:table-cell office:value-type="float" office:value="0.02622408" calcext:value-type="float">
            <text:p>0.02622408</text:p>
          </table:table-cell>
          <table:table-cell office:value-type="float" office:value="0.05718178" calcext:value-type="float">
            <text:p>0.05718178</text:p>
          </table:table-cell>
          <table:table-cell office:value-type="float" office:value="0.1114572" calcext:value-type="float">
            <text:p>0.1114572</text:p>
          </table:table-cell>
          <table:table-cell office:value-type="float" office:value="0.1625399" calcext:value-type="float">
            <text:p>0.1625399</text:p>
          </table:table-cell>
          <table:table-cell office:value-type="float" office:value="0.2274082" calcext:value-type="float">
            <text:p>0.2274082</text:p>
          </table:table-cell>
          <table:table-cell office:value-type="float" office:value="0.3141791" calcext:value-type="float">
            <text:p>0.3141791</text:p>
          </table:table-cell>
          <table:table-cell office:value-type="float" office:value="0.4385823" calcext:value-type="float">
            <text:p>0.4385823</text:p>
          </table:table-cell>
          <table:table-cell office:value-type="float" office:value="0.5795308" calcext:value-type="float">
            <text:p>0.5795308</text:p>
          </table:table-cell>
          <table:table-cell office:value-type="float" office:value="0.7924527" calcext:value-type="float">
            <text:p>0.7924527</text:p>
          </table:table-cell>
          <table:table-cell office:value-type="float" office:value="1.081002" calcext:value-type="float">
            <text:p>1.081002</text:p>
          </table:table-cell>
          <table:table-cell office:value-type="float" office:value="1.481214" calcext:value-type="float">
            <text:p>1.481214</text:p>
          </table:table-cell>
          <table:table-cell office:value-type="float" office:value="1.966555" calcext:value-type="float">
            <text:p>1.966555</text:p>
          </table:table-cell>
          <table:table-cell office:value-type="float" office:value="2.744196" calcext:value-type="float">
            <text:p>2.744196</text:p>
          </table:table-cell>
          <table:table-cell office:value-type="float" office:value="4.028862" calcext:value-type="float">
            <text:p>4.028862</text:p>
          </table:table-cell>
          <table:table-cell office:value-type="float" office:value="5.716377" calcext:value-type="float">
            <text:p>5.716377</text:p>
          </table:table-cell>
          <table:table-cell office:value-type="float" office:value="9.125484" calcext:value-type="float">
            <text:p>9.125484</text:p>
          </table:table-cell>
          <table:table-cell office:value-type="float" office:value="14.4654" calcext:value-type="float">
            <text:p>14.4654</text:p>
          </table:table-cell>
          <table:table-cell office:value-type="float" office:value="60.28802" calcext:value-type="float">
            <text:p>60.28802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6" table:number-columns-repeated="9" table:default-cell-style-name="ce1"/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Moderno</text:p>
          </table:table-cell>
          <table:table-cell table:style-name="Default" office:value-type="string" calcext:value-type="string">
            <text:p>SSP1-2.6</text:p>
          </table:table-cell>
          <table:table-cell table:style-name="Default" office:value-type="string" calcext:value-type="string">
            <text:p>SSP2-4.5</text:p>
          </table:table-cell>
          <table:table-cell table:style-name="Default" office:value-type="string" calcext:value-type="string">
            <text:p>SSP3-7.0</text:p>
          </table:table-cell>
          <table:table-cell table:style-name="Default" office:value-type="string" calcext:value-type="string">
            <text:p>SSP5-8.5</text:p>
          </table:table-cell>
          <table:table-cell table:style-name="Default" office:value-type="string" calcext:value-type="string">
            <text:p>SSP1-2.6</text:p>
          </table:table-cell>
          <table:table-cell table:style-name="Default" office:value-type="string" calcext:value-type="string">
            <text:p>SSP2-4.5</text:p>
          </table:table-cell>
          <table:table-cell table:style-name="Default" office:value-type="string" calcext:value-type="string">
            <text:p>SSP3-7.0</text:p>
          </table:table-cell>
          <table:table-cell table:style-name="Default" office:value-type="string" calcext:value-type="string">
            <text:p>SSP5-8.5</text:p>
          </table:table-cell>
        </table:table-row>
        <table:table-row table:style-name="ro1">
          <table:table-cell office:value-type="string" calcext:value-type="string">
            <text:p>decade</text:p>
          </table:table-cell>
          <table:table-cell table:style-name="Default" office:value-type="string" calcext:value-type="string">
            <text:p>1999-2022</text:p>
          </table:table-cell>
          <table:table-cell table:number-columns-repeated="4" table:style-name="Default" office:value-type="string" calcext:value-type="string">
            <text:p>2040-2049</text:p>
          </table:table-cell>
          <table:table-cell table:number-columns-repeated="4" table:style-name="Default" office:value-type="string" calcext:value-type="string">
            <text:p>2090-2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.000000</text:p>
          </table:table-cell>
          <table:table-cell office:value-type="float" office:value="0.00001603527" calcext:value-type="float">
            <text:p>0.000016</text:p>
          </table:table-cell>
          <table:table-cell office:value-type="float" office:value="0.0005772698" calcext:value-type="float">
            <text:p>0.000577</text:p>
          </table:table-cell>
          <table:table-cell office:value-type="float" office:value="0.001872118" calcext:value-type="float">
            <text:p>0.0018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00001603527" calcext:value-type="float">
            <text:p>0.000016</text:p>
          </table:table-cell>
          <table:table-cell office:value-type="float" office:value="0" calcext:value-type="float">
            <text:p>0.000000</text:p>
          </table:table-cell>
          <table:table-cell office:value-type="float" office:value="0.0001282822" calcext:value-type="float">
            <text:p>0.000128</text:p>
          </table:table-cell>
          <table:table-cell office:value-type="float" office:value="0.004339145" calcext:value-type="float">
            <text:p>0.004339</text:p>
          </table:table-cell>
          <table:table-cell office:value-type="float" office:value="0.0100012" calcext:value-type="float">
            <text:p>0.01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0001603527" calcext:value-type="float">
            <text:p>0.000016</text:p>
          </table:table-cell>
          <table:table-cell office:value-type="float" office:value="0.00004810582" calcext:value-type="float">
            <text:p>0.000048</text:p>
          </table:table-cell>
          <table:table-cell office:value-type="float" office:value="0.0001122469" calcext:value-type="float">
            <text:p>0.000112</text:p>
          </table:table-cell>
          <table:table-cell office:value-type="float" office:value="0.00008017636" calcext:value-type="float">
            <text:p>0.000080</text:p>
          </table:table-cell>
          <table:table-cell office:value-type="float" office:value="0.00001603527" calcext:value-type="float">
            <text:p>0.000016</text:p>
          </table:table-cell>
          <table:table-cell office:value-type="float" office:value="0.0007031467" calcext:value-type="float">
            <text:p>0.000703</text:p>
          </table:table-cell>
          <table:table-cell office:value-type="float" office:value="0.01372379" calcext:value-type="float">
            <text:p>0.013724</text:p>
          </table:table-cell>
          <table:table-cell office:value-type="float" office:value="0.02622408" calcext:value-type="float">
            <text:p>0.026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603527" calcext:value-type="float">
            <text:p>0.000016</text:p>
          </table:table-cell>
          <table:table-cell office:value-type="float" office:value="0.0001411104" calcext:value-type="float">
            <text:p>0.000141</text:p>
          </table:table-cell>
          <table:table-cell office:value-type="float" office:value="0.0002725996" calcext:value-type="float">
            <text:p>0.000273</text:p>
          </table:table-cell>
          <table:table-cell office:value-type="float" office:value="0.0005131287" calcext:value-type="float">
            <text:p>0.000513</text:p>
          </table:table-cell>
          <table:table-cell office:value-type="float" office:value="0.0004169171" calcext:value-type="float">
            <text:p>0.000417</text:p>
          </table:table-cell>
          <table:table-cell office:value-type="float" office:value="0.00003207054" calcext:value-type="float">
            <text:p>0.000032</text:p>
          </table:table-cell>
          <table:table-cell office:value-type="float" office:value="0.001940268" calcext:value-type="float">
            <text:p>0.001940</text:p>
          </table:table-cell>
          <table:table-cell office:value-type="float" office:value="0.02858768" calcext:value-type="float">
            <text:p>0.028588</text:p>
          </table:table-cell>
          <table:table-cell office:value-type="float" office:value="0.05718178" calcext:value-type="float">
            <text:p>0.057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9621163" calcext:value-type="float">
            <text:p>0.000096</text:p>
          </table:table-cell>
          <table:table-cell office:value-type="float" office:value="0.0003848465" calcext:value-type="float">
            <text:p>0.000385</text:p>
          </table:table-cell>
          <table:table-cell office:value-type="float" office:value="0.0007336137" calcext:value-type="float">
            <text:p>0.000734</text:p>
          </table:table-cell>
          <table:table-cell office:value-type="float" office:value="0.001246742" calcext:value-type="float">
            <text:p>0.001247</text:p>
          </table:table-cell>
          <table:table-cell office:value-type="float" office:value="0.0009781516" calcext:value-type="float">
            <text:p>0.000978</text:p>
          </table:table-cell>
          <table:table-cell office:value-type="float" office:value="0.0002084585" calcext:value-type="float">
            <text:p>0.000208</text:p>
          </table:table-cell>
          <table:table-cell office:value-type="float" office:value="0.004566044" calcext:value-type="float">
            <text:p>0.004566</text:p>
          </table:table-cell>
          <table:table-cell office:value-type="float" office:value="0.05183803" calcext:value-type="float">
            <text:p>0.051838</text:p>
          </table:table-cell>
          <table:table-cell office:value-type="float" office:value="0.1114572" calcext:value-type="float">
            <text:p>0.1114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3688113" calcext:value-type="float">
            <text:p>0.000369</text:p>
          </table:table-cell>
          <table:table-cell office:value-type="float" office:value="0.001133694" calcext:value-type="float">
            <text:p>0.001134</text:p>
          </table:table-cell>
          <table:table-cell office:value-type="float" office:value="0.001706153" calcext:value-type="float">
            <text:p>0.001706</text:p>
          </table:table-cell>
          <table:table-cell office:value-type="float" office:value="0.002352374" calcext:value-type="float">
            <text:p>0.002352</text:p>
          </table:table-cell>
          <table:table-cell office:value-type="float" office:value="0.002304269" calcext:value-type="float">
            <text:p>0.002304</text:p>
          </table:table-cell>
          <table:table-cell office:value-type="float" office:value="0.000620565" calcext:value-type="float">
            <text:p>0.000621</text:p>
          </table:table-cell>
          <table:table-cell office:value-type="float" office:value="0.008638201" calcext:value-type="float">
            <text:p>0.008638</text:p>
          </table:table-cell>
          <table:table-cell office:value-type="float" office:value="0.08680053" calcext:value-type="float">
            <text:p>0.086801</text:p>
          </table:table-cell>
          <table:table-cell office:value-type="float" office:value="0.1625399" calcext:value-type="float">
            <text:p>0.1625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7536578" calcext:value-type="float">
            <text:p>0.000754</text:p>
          </table:table-cell>
          <table:table-cell office:value-type="float" office:value="0.002137502" calcext:value-type="float">
            <text:p>0.002138</text:p>
          </table:table-cell>
          <table:table-cell office:value-type="float" office:value="0.003057125" calcext:value-type="float">
            <text:p>0.003057</text:p>
          </table:table-cell>
          <table:table-cell office:value-type="float" office:value="0.004452193" calcext:value-type="float">
            <text:p>0.004452</text:p>
          </table:table-cell>
          <table:table-cell office:value-type="float" office:value="0.004424933" calcext:value-type="float">
            <text:p>0.004425</text:p>
          </table:table-cell>
          <table:table-cell office:value-type="float" office:value="0.001325315" calcext:value-type="float">
            <text:p>0.001325</text:p>
          </table:table-cell>
          <table:table-cell office:value-type="float" office:value="0.01513168" calcext:value-type="float">
            <text:p>0.015132</text:p>
          </table:table-cell>
          <table:table-cell office:value-type="float" office:value="0.1364762" calcext:value-type="float">
            <text:p>0.136476</text:p>
          </table:table-cell>
          <table:table-cell office:value-type="float" office:value="0.2274082" calcext:value-type="float">
            <text:p>0.2274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395069" calcext:value-type="float">
            <text:p>0.001395</text:p>
          </table:table-cell>
          <table:table-cell office:value-type="float" office:value="0.003752254" calcext:value-type="float">
            <text:p>0.003752</text:p>
          </table:table-cell>
          <table:table-cell office:value-type="float" office:value="0.005156944" calcext:value-type="float">
            <text:p>0.005157</text:p>
          </table:table-cell>
          <table:table-cell office:value-type="float" office:value="0.007652032" calcext:value-type="float">
            <text:p>0.007652</text:p>
          </table:table-cell>
          <table:table-cell office:value-type="float" office:value="0.007231908" calcext:value-type="float">
            <text:p>0.007232</text:p>
          </table:table-cell>
          <table:table-cell office:value-type="float" office:value="0.002565644" calcext:value-type="float">
            <text:p>0.002566</text:p>
          </table:table-cell>
          <table:table-cell office:value-type="float" office:value="0.02426778" calcext:value-type="float">
            <text:p>0.024268</text:p>
          </table:table-cell>
          <table:table-cell office:value-type="float" office:value="0.2062104" calcext:value-type="float">
            <text:p>0.206210</text:p>
          </table:table-cell>
          <table:table-cell office:value-type="float" office:value="0.3141791" calcext:value-type="float">
            <text:p>0.3141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693926" calcext:value-type="float">
            <text:p>0.002694</text:p>
          </table:table-cell>
          <table:table-cell office:value-type="float" office:value="0.006326717" calcext:value-type="float">
            <text:p>0.006327</text:p>
          </table:table-cell>
          <table:table-cell office:value-type="float" office:value="0.00794227" calcext:value-type="float">
            <text:p>0.007942</text:p>
          </table:table-cell>
          <table:table-cell office:value-type="float" office:value="0.01261575" calcext:value-type="float">
            <text:p>0.012616</text:p>
          </table:table-cell>
          <table:table-cell office:value-type="float" office:value="0.01132251" calcext:value-type="float">
            <text:p>0.011323</text:p>
          </table:table-cell>
          <table:table-cell office:value-type="float" office:value="0.004250951" calcext:value-type="float">
            <text:p>0.004251</text:p>
          </table:table-cell>
          <table:table-cell office:value-type="float" office:value="0.0391437" calcext:value-type="float">
            <text:p>0.039144</text:p>
          </table:table-cell>
          <table:table-cell office:value-type="float" office:value="0.2928057" calcext:value-type="float">
            <text:p>0.292806</text:p>
          </table:table-cell>
          <table:table-cell office:value-type="float" office:value="0.4385823" calcext:value-type="float">
            <text:p>0.4385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722388" calcext:value-type="float">
            <text:p>0.004722</text:p>
          </table:table-cell>
          <table:table-cell office:value-type="float" office:value="0.01067147" calcext:value-type="float">
            <text:p>0.010671</text:p>
          </table:table-cell>
          <table:table-cell office:value-type="float" office:value="0.01330928" calcext:value-type="float">
            <text:p>0.013309</text:p>
          </table:table-cell>
          <table:table-cell office:value-type="float" office:value="0.02026858" calcext:value-type="float">
            <text:p>0.020269</text:p>
          </table:table-cell>
          <table:table-cell office:value-type="float" office:value="0.01740629" calcext:value-type="float">
            <text:p>0.017406</text:p>
          </table:table-cell>
          <table:table-cell office:value-type="float" office:value="0.007175784" calcext:value-type="float">
            <text:p>0.007176</text:p>
          </table:table-cell>
          <table:table-cell office:value-type="float" office:value="0.05710161" calcext:value-type="float">
            <text:p>0.057102</text:p>
          </table:table-cell>
          <table:table-cell office:value-type="float" office:value="0.3886629" calcext:value-type="float">
            <text:p>0.388663</text:p>
          </table:table-cell>
          <table:table-cell office:value-type="float" office:value="0.5795308" calcext:value-type="float">
            <text:p>0.5795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763279" calcext:value-type="float">
            <text:p>0.007633</text:p>
          </table:table-cell>
          <table:table-cell office:value-type="float" office:value="0.01663419" calcext:value-type="float">
            <text:p>0.016634</text:p>
          </table:table-cell>
          <table:table-cell office:value-type="float" office:value="0.01980917" calcext:value-type="float">
            <text:p>0.019809</text:p>
          </table:table-cell>
          <table:table-cell office:value-type="float" office:value="0.02861815" calcext:value-type="float">
            <text:p>0.028618</text:p>
          </table:table-cell>
          <table:table-cell office:value-type="float" office:value="0.02573501" calcext:value-type="float">
            <text:p>0.025735</text:p>
          </table:table-cell>
          <table:table-cell office:value-type="float" office:value="0.01135297" calcext:value-type="float">
            <text:p>0.011353</text:p>
          </table:table-cell>
          <table:table-cell office:value-type="float" office:value="0.08251751" calcext:value-type="float">
            <text:p>0.082518</text:p>
          </table:table-cell>
          <table:table-cell office:value-type="float" office:value="0.5400592" calcext:value-type="float">
            <text:p>0.540059</text:p>
          </table:table-cell>
          <table:table-cell office:value-type="float" office:value="0.7924527" calcext:value-type="float">
            <text:p>0.792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85708" calcext:value-type="float">
            <text:p>0.012857</text:p>
          </table:table-cell>
          <table:table-cell office:value-type="float" office:value="0.02430947" calcext:value-type="float">
            <text:p>0.024309</text:p>
          </table:table-cell>
          <table:table-cell office:value-type="float" office:value="0.02915854" calcext:value-type="float">
            <text:p>0.029159</text:p>
          </table:table-cell>
          <table:table-cell office:value-type="float" office:value="0.03948525" calcext:value-type="float">
            <text:p>0.039485</text:p>
          </table:table-cell>
          <table:table-cell office:value-type="float" office:value="0.03757706" calcext:value-type="float">
            <text:p>0.037577</text:p>
          </table:table-cell>
          <table:table-cell office:value-type="float" office:value="0.01824814" calcext:value-type="float">
            <text:p>0.018248</text:p>
          </table:table-cell>
          <table:table-cell office:value-type="float" office:value="0.1183884" calcext:value-type="float">
            <text:p>0.118388</text:p>
          </table:table-cell>
          <table:table-cell office:value-type="float" office:value="0.7483309" calcext:value-type="float">
            <text:p>0.748331</text:p>
          </table:table-cell>
          <table:table-cell office:value-type="float" office:value="1.081002" calcext:value-type="float">
            <text:p>1.0810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966486" calcext:value-type="float">
            <text:p>0.019665</text:p>
          </table:table-cell>
          <table:table-cell office:value-type="float" office:value="0.03591019" calcext:value-type="float">
            <text:p>0.035910</text:p>
          </table:table-cell>
          <table:table-cell office:value-type="float" office:value="0.04384765" calcext:value-type="float">
            <text:p>0.043848</text:p>
          </table:table-cell>
          <table:table-cell office:value-type="float" office:value="0.05666224" calcext:value-type="float">
            <text:p>0.056662</text:p>
          </table:table-cell>
          <table:table-cell office:value-type="float" office:value="0.05871315" calcext:value-type="float">
            <text:p>0.058713</text:p>
          </table:table-cell>
          <table:table-cell office:value-type="float" office:value="0.02938384" calcext:value-type="float">
            <text:p>0.029384</text:p>
          </table:table-cell>
          <table:table-cell office:value-type="float" office:value="0.1614383" calcext:value-type="float">
            <text:p>0.161438</text:p>
          </table:table-cell>
          <table:table-cell office:value-type="float" office:value="1.012906" calcext:value-type="float">
            <text:p>1.012906</text:p>
          </table:table-cell>
          <table:table-cell office:value-type="float" office:value="1.481214" calcext:value-type="float">
            <text:p>1.4812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09761" calcext:value-type="float">
            <text:p>0.029098</text:p>
          </table:table-cell>
          <table:table-cell office:value-type="float" office:value="0.05774302" calcext:value-type="float">
            <text:p>0.057743</text:p>
          </table:table-cell>
          <table:table-cell office:value-type="float" office:value="0.06729844" calcext:value-type="float">
            <text:p>0.067298</text:p>
          </table:table-cell>
          <table:table-cell office:value-type="float" office:value="0.08833671" calcext:value-type="float">
            <text:p>0.088337</text:p>
          </table:table-cell>
          <table:table-cell office:value-type="float" office:value="0.08516494" calcext:value-type="float">
            <text:p>0.085165</text:p>
          </table:table-cell>
          <table:table-cell office:value-type="float" office:value="0.0410535" calcext:value-type="float">
            <text:p>0.041054</text:p>
          </table:table-cell>
          <table:table-cell office:value-type="float" office:value="0.2228743" calcext:value-type="float">
            <text:p>0.222874</text:p>
          </table:table-cell>
          <table:table-cell office:value-type="float" office:value="1.39786" calcext:value-type="float">
            <text:p>1.397860</text:p>
          </table:table-cell>
          <table:table-cell office:value-type="float" office:value="1.966555" calcext:value-type="float">
            <text:p>1.9665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4711564" calcext:value-type="float">
            <text:p>0.047116</text:p>
          </table:table-cell>
          <table:table-cell office:value-type="float" office:value="0.08327919" calcext:value-type="float">
            <text:p>0.083279</text:p>
          </table:table-cell>
          <table:table-cell office:value-type="float" office:value="0.09359388" calcext:value-type="float">
            <text:p>0.093594</text:p>
          </table:table-cell>
          <table:table-cell office:value-type="float" office:value="0.1406855" calcext:value-type="float">
            <text:p>0.140686</text:p>
          </table:table-cell>
          <table:table-cell office:value-type="float" office:value="0.1251112" calcext:value-type="float">
            <text:p>0.125111</text:p>
          </table:table-cell>
          <table:table-cell office:value-type="float" office:value="0.06395668" calcext:value-type="float">
            <text:p>0.063957</text:p>
          </table:table-cell>
          <table:table-cell office:value-type="float" office:value="0.3011063" calcext:value-type="float">
            <text:p>0.301106</text:p>
          </table:table-cell>
          <table:table-cell office:value-type="float" office:value="1.878248" calcext:value-type="float">
            <text:p>1.878248</text:p>
          </table:table-cell>
          <table:table-cell office:value-type="float" office:value="2.744196" calcext:value-type="float">
            <text:p>2.7441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746025" calcext:value-type="float">
            <text:p>0.074603</text:p>
          </table:table-cell>
          <table:table-cell office:value-type="float" office:value="0.1285227" calcext:value-type="float">
            <text:p>0.128523</text:p>
          </table:table-cell>
          <table:table-cell office:value-type="float" office:value="0.1433874" calcext:value-type="float">
            <text:p>0.143387</text:p>
          </table:table-cell>
          <table:table-cell office:value-type="float" office:value="0.2094624" calcext:value-type="float">
            <text:p>0.209462</text:p>
          </table:table-cell>
          <table:table-cell office:value-type="float" office:value="0.1892258" calcext:value-type="float">
            <text:p>0.189226</text:p>
          </table:table-cell>
          <table:table-cell office:value-type="float" office:value="0.09547722" calcext:value-type="float">
            <text:p>0.095477</text:p>
          </table:table-cell>
          <table:table-cell office:value-type="float" office:value="0.4237802" calcext:value-type="float">
            <text:p>0.423780</text:p>
          </table:table-cell>
          <table:table-cell office:value-type="float" office:value="2.758461" calcext:value-type="float">
            <text:p>2.758461</text:p>
          </table:table-cell>
          <table:table-cell office:value-type="float" office:value="4.028862" calcext:value-type="float">
            <text:p>4.0288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98709" calcext:value-type="float">
            <text:p>0.119871</text:p>
          </table:table-cell>
          <table:table-cell office:value-type="float" office:value="0.2104501" calcext:value-type="float">
            <text:p>0.210450</text:p>
          </table:table-cell>
          <table:table-cell office:value-type="float" office:value="0.2283888" calcext:value-type="float">
            <text:p>0.228389</text:p>
          </table:table-cell>
          <table:table-cell office:value-type="float" office:value="0.3370694" calcext:value-type="float">
            <text:p>0.337069</text:p>
          </table:table-cell>
          <table:table-cell office:value-type="float" office:value="0.2916768" calcext:value-type="float">
            <text:p>0.291677</text:p>
          </table:table-cell>
          <table:table-cell office:value-type="float" office:value="0.1627324" calcext:value-type="float">
            <text:p>0.162732</text:p>
          </table:table-cell>
          <table:table-cell office:value-type="float" office:value="0.6529314" calcext:value-type="float">
            <text:p>0.652931</text:p>
          </table:table-cell>
          <table:table-cell office:value-type="float" office:value="4.18337" calcext:value-type="float">
            <text:p>4.183370</text:p>
          </table:table-cell>
          <table:table-cell office:value-type="float" office:value="5.716377" calcext:value-type="float">
            <text:p>5.7163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50715" calcext:value-type="float">
            <text:p>0.215072</text:p>
          </table:table-cell>
          <table:table-cell office:value-type="float" office:value="0.36004" calcext:value-type="float">
            <text:p>0.360040</text:p>
          </table:table-cell>
          <table:table-cell office:value-type="float" office:value="0.3817517" calcext:value-type="float">
            <text:p>0.381752</text:p>
          </table:table-cell>
          <table:table-cell office:value-type="float" office:value="0.5667924" calcext:value-type="float">
            <text:p>0.566792</text:p>
          </table:table-cell>
          <table:table-cell office:value-type="float" office:value="0.4871772" calcext:value-type="float">
            <text:p>0.487177</text:p>
          </table:table-cell>
          <table:table-cell office:value-type="float" office:value="0.2814944" calcext:value-type="float">
            <text:p>0.281494</text:p>
          </table:table-cell>
          <table:table-cell office:value-type="float" office:value="1.092475" calcext:value-type="float">
            <text:p>1.092475</text:p>
          </table:table-cell>
          <table:table-cell office:value-type="float" office:value="6.62979" calcext:value-type="float">
            <text:p>6.629790</text:p>
          </table:table-cell>
          <table:table-cell office:value-type="float" office:value="9.125484" calcext:value-type="float">
            <text:p>9.1254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466008" calcext:value-type="float">
            <text:p>0.446601</text:p>
          </table:table-cell>
          <table:table-cell office:value-type="float" office:value="0.7501798" calcext:value-type="float">
            <text:p>0.750180</text:p>
          </table:table-cell>
          <table:table-cell office:value-type="float" office:value="0.8641256" calcext:value-type="float">
            <text:p>0.864126</text:p>
          </table:table-cell>
          <table:table-cell office:value-type="float" office:value="1.220095" calcext:value-type="float">
            <text:p>1.220095</text:p>
          </table:table-cell>
          <table:table-cell office:value-type="float" office:value="1.093606" calcext:value-type="float">
            <text:p>1.093606</text:p>
          </table:table-cell>
          <table:table-cell office:value-type="float" office:value="0.5831852" calcext:value-type="float">
            <text:p>0.583185</text:p>
          </table:table-cell>
          <table:table-cell office:value-type="float" office:value="2.002907" calcext:value-type="float">
            <text:p>2.002907</text:p>
          </table:table-cell>
          <table:table-cell office:value-type="float" office:value="11.06543" calcext:value-type="float">
            <text:p>11.065430</text:p>
          </table:table-cell>
          <table:table-cell office:value-type="float" office:value="14.4654" calcext:value-type="float">
            <text:p>14.465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081777" calcext:value-type="float">
            <text:p>8.081777</text:p>
          </table:table-cell>
          <table:table-cell office:value-type="float" office:value="20.78575" calcext:value-type="float">
            <text:p>20.785750</text:p>
          </table:table-cell>
          <table:table-cell office:value-type="float" office:value="15.40069" calcext:value-type="float">
            <text:p>15.400690</text:p>
          </table:table-cell>
          <table:table-cell office:value-type="float" office:value="15.63949" calcext:value-type="float">
            <text:p>15.639490</text:p>
          </table:table-cell>
          <table:table-cell office:value-type="float" office:value="19.62169" calcext:value-type="float">
            <text:p>19.621690</text:p>
          </table:table-cell>
          <table:table-cell office:value-type="float" office:value="7.879396" calcext:value-type="float">
            <text:p>7.879396</text:p>
          </table:table-cell>
          <table:table-cell office:value-type="float" office:value="17.45415" calcext:value-type="float">
            <text:p>17.454150</text:p>
          </table:table-cell>
          <table:table-cell office:value-type="float" office:value="58.80705" calcext:value-type="float">
            <text:p>58.807050</text:p>
          </table:table-cell>
          <table:table-cell office:value-type="float" office:value="60.28802" calcext:value-type="float">
            <text:p>60.288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5-01-16T12:36:41.043563312</dc:date>
    <dc:creator>Iván Barberá</dc:creator>
    <meta:editing-duration>PT47S</meta:editing-duration>
    <meta:editing-cycles>1</meta:editing-cycles>
    <meta:document-statistic meta:table-count="2" meta:cell-count="460" meta:object-count="0"/>
  </office:meta>
</office:document-meta>
</file>